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e82" officeooo:paragraph-rsid="000dae82"/>
    </style:style>
    <style:style style:name="P2" style:family="paragraph" style:parent-style-name="Standard">
      <style:text-properties officeooo:rsid="000db887" officeooo:paragraph-rsid="000db887"/>
    </style:style>
    <style:style style:name="P3" style:family="paragraph" style:parent-style-name="Standard" style:list-style-name="L6">
      <style:text-properties officeooo:paragraph-rsid="000dae82"/>
    </style:style>
    <style:style style:name="P4" style:family="paragraph" style:parent-style-name="Standard" style:list-style-name="L6">
      <style:text-properties officeooo:paragraph-rsid="000db887"/>
    </style:style>
    <style:style style:name="P5" style:family="paragraph" style:parent-style-name="Standard" style:list-style-name="L6">
      <style:text-properties officeooo:paragraph-rsid="000fcbd1"/>
    </style:style>
    <style:style style:name="P6" style:family="paragraph" style:parent-style-name="Standard" style:list-style-name="L6">
      <style:text-properties officeooo:rsid="000fcbd1" officeooo:paragraph-rsid="000fcbd1"/>
    </style:style>
    <style:style style:name="P7" style:family="paragraph" style:parent-style-name="Standard">
      <style:text-properties officeooo:rsid="000fcbd1" officeooo:paragraph-rsid="00114776"/>
    </style:style>
    <style:style style:name="P8" style:family="paragraph" style:parent-style-name="Standard">
      <style:text-properties officeooo:paragraph-rsid="000fcbd1"/>
    </style:style>
    <style:style style:name="P9" style:family="paragraph" style:parent-style-name="Standard" style:list-style-name="L6">
      <style:text-properties fo:font-weight="bold" officeooo:rsid="000fcbd1" officeooo:paragraph-rsid="000fcbd1" style:font-weight-asian="bold" style:font-weight-complex="bold"/>
    </style:style>
    <style:style style:name="P10" style:family="paragraph" style:parent-style-name="Standard">
      <style:text-properties officeooo:rsid="00114776" officeooo:paragraph-rsid="00114776"/>
    </style:style>
    <style:style style:name="T1" style:family="text">
      <style:text-properties officeooo:rsid="000dae82"/>
    </style:style>
    <style:style style:name="T2" style:family="text">
      <style:text-properties officeooo:rsid="000db887"/>
    </style:style>
    <style:style style:name="T3" style:family="text">
      <style:text-properties style:text-line-through-style="solid" style:text-line-through-type="single" officeooo:rsid="000f9017"/>
    </style:style>
    <style:style style:name="T4" style:family="text">
      <style:text-properties style:text-line-through-style="none" style:text-line-through-type="none" officeooo:rsid="000f9017"/>
    </style:style>
    <style:style style:name="T5" style:family="text">
      <style:text-properties style:text-line-through-style="none" style:text-line-through-type="none" style:text-underline-style="solid" style:text-underline-width="auto" style:text-underline-color="font-color" officeooo:rsid="000f9017"/>
    </style:style>
    <style:style style:name="T6" style:family="text">
      <style:text-properties style:text-line-through-style="none" style:text-line-through-type="none" style:text-underline-style="none" officeooo:rsid="000f9017"/>
    </style:style>
    <style:style style:name="T7" style:family="text">
      <style:text-properties style:text-line-through-style="none" style:text-line-through-type="none" style:text-underline-style="none" officeooo:rsid="000fcbd1"/>
    </style:style>
    <style:style style:name="T8" style:family="text">
      <style:text-properties officeooo:rsid="000fcbd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db887" style:font-weight-asian="bold" style:font-weight-complex="bold"/>
    </style:style>
    <style:style style:name="T11" style:family="text">
      <style:text-properties fo:font-weight="normal" officeooo:rsid="000db887" style:font-weight-asian="normal" style:font-weight-complex="normal"/>
    </style:style>
    <style:style style:name="T12" style:family="text">
      <style:text-properties officeooo:rsid="0011477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71148528127373765" text:style-name="L6">
        <text:list-item>
          <text:p text:style-name="P3"/>
          <text:list>
            <text:list-item>
              <text:p text:style-name="P4"><text:span text:style-name="T1">El presente documento tiene como propósito definir las especificaciones funcionales y no funcionales del sistema para la implementación de una aplicación de entretenimiento, basada en un sistema de preguntas y respuestas donde los usuarios tendrán la posibilidad de responder preguntas a través de un mecanismo de respuesta 'multiple choice'. Dicha aplicación (API), podrá ser usada por cualquier persona mediante una interfaz gráfica (GUI).<text:line-break/></text:span></text:p>
            </text:list-item>
            <text:list-item>
              <text:p text:style-name="P5"><text:span text:style-name="T10">Diseño, desarrollo e implementación del sistema Pregunta2</text:span><text:span text:style-name="T2"><text:line-break/><text:line-break/> El sistema Pregunta2 será una aplicación desarrollada en Java que funcionará en un entorno </text:span><text:span text:style-name="T3">cliente-servidor</text:span><text:span text:style-name="T4"> / </text:span><text:span text:style-name="T5">peer to peer</text:span><text:span text:style-name="T6"> que permitirá gestionar y administrar preguntas con sus respectivas respuestas para el caso de los administradores, así como también responder las preguntas y sumar puntos en caso de los usuarios. Permitiendo así una conexión multi-usuarios.</text:span></text:p>
              <text:list>
                <text:list-header>
                  <text:p text:style-name="P5"><text:span text:style-name="T7">Ésta apicacion permitirá realizar los siguientes procesos:</text:span></text:p>
                </text:list-header>
                <text:list-item>
                  <text:p text:style-name="P5">Gestionar preguntas y respuestas.</text:p>
                </text:list-item>
                <text:list-item>
                  <text:p text:style-name="P5">Registrar usuario <text:span text:style-name="T8">en el ju</text:span>ego.</text:p>
                </text:list-item>
                <text:list-item>
                  <text:p text:style-name="P6">Loguear usuario en el juego.</text:p>
                </text:list-item>
                <text:list-item>
                  <text:p text:style-name="P6">Loguear <text:s/>administrador en el juego.</text:p>
                </text:list-item>
                <text:list-item>
                  <text:p text:style-name="P6">Responder preguntas multiple-choice para sumar puntos</text:p>
                </text:list-item>
                <text:list-item>
                  <text:p text:style-name="P5"><text:span text:style-name="T8">Consultar el ranking global del juego.<text:line-break/></text:span></text:p>
                </text:list-item>
              </text:list>
            </text:list-item>
            <text:list-item>
              <text:p text:style-name="P9">Definiciones, acrónimos y abreviaciones:</text:p>
              <text:list>
                <text:list-item>
                  <text:p text:style-name="P6"><text:span text:style-name="T9">GUI</text:span>: Interfaz Gráfica de Usuario</text:p>
                </text:list-item>
                <text:list-item>
                  <text:p text:style-name="P6"><text:span text:style-name="T9">API</text:span>: Interfaz de Programación de Aplicaciones<text:line-break/></text:p>
                </text:list-item>
              </text:list>
            </text:list-item>
            <text:list-item>
              <text:p text:style-name="P9">Glosario</text:p>
            </text:list-item>
          </text:list>
        </text:list-item>
      </text:list>
      <text:p text:style-name="P7"><text:tab/><text:span text:style-name="T12">Cliente/Servidor: </text:span></text:p>
      <text:p text:style-name="P10"><text:tab/><text:tab/>La arquitectura cliente-servidor es <text:s text:c="2"/>un <text:s text:c="2"/>modelo <text:s text:c="2"/>de <text:s text:c="2"/>aplicación distribuida en el que <text:tab/><text:tab/>las tareas se reparten entre los proveedores de recursos o servicios, llamados <text:tab/><text:tab/><text:tab/>servidores, y los demandantes, llamados clientes. Un cliente realiza peticiones a otro <text:tab/><text:tab/>programa, el servidor, que le da respuesta.</text:p>
      <text:p text:style-name="P10"/>
      <text:p text:style-name="P10"><text:tab/>Multi-usuarios:</text:p>
      <text:p text:style-name="P10"><text:tab/><text:tab/>En <text:s/>general <text:s/>se <text:s/>le <text:s/>llama <text:s/>multiusuario <text:s/>a <text:s/>la <text:s/>característica <text:s/>de <text:s/>un <text:s/>sistema operativo <text:tab/><text:tab/>o programa que permite proveer servicio y procesamiento a múltiples usuarios <text:tab/><text:tab/><text:tab/>simultáneamente (tanto en paralelismo real como simulado).</text:p>
      <text:p text:style-name="P10"/>
      <text:p text:style-name="P10"><text:tab/>Gestionar:</text:p>
      <text:p text:style-name="P10"><text:tab/><text:tab/>Todo <text:s text:c="2"/>lo <text:s text:c="2"/>relacionado <text:s text:c="2"/>con <text:s text:c="2"/>la <text:s text:c="2"/>gestión <text:s text:c="2"/>significa <text:s text:c="2"/>realizar <text:s text:c="2"/>Altas, <text:s text:c="2"/>Bajas, <text:tab/><text:tab/><text:tab/>Modificaciones <text:s/>y <text:s/>Consultas <text:s/>de <text:s/>alguna <text:s/>información necesaria <text:s/>por <text:s/>el <text:s/>usuario <text:s/><text:tab/><text:tab/>como por ejemplo los Pacientes.</text:p>
      <text:p text:style-name="P10"/>
      <text:p text:style-name="P10"><text:tab/>Administrar:</text:p>
      <text:p text:style-name="P10"><text:tab/><text:tab/> Por ejemplo poder organizar o manipular la <text:s/>información de un paciente. Asignarles <text:tab/><text:tab/>los turnos, Dietas, etc.</text:p>
      <text:p text:style-name="P10"><text:s/></text:p>
      <text:p text:style-name="P10"><text:tab/>Consultar Personal:</text:p>
      <text:p text:style-name="P10"><text:tab/><text:tab/> Significa buscar información de una persona <text:s/>en <text:s/>la base de datos. Para ello se <text:tab/><text:tab/><text:tab/> necesita un identificador de la persona a buscar.</text:p>
      <text:p text:style-name="P10"/>
      <text:p text:style-name="P10"><text:soft-page-break/><text:tab/>Conectarse con sub-sistemas: </text:p>
      <text:p text:style-name="P10"><text:tab/><text:tab/>Si la clínica cuenta con más de una aplicaciones y entre ellas debe haber o <text:s/>existir <text:tab/><text:tab/>una <text:s/>interacción. En este caso nuestro sistema actúa de forma </text:p>
      <text:p text:style-name="P10"><text:tab/><text:tab/>independiente.</text:p>
      <text:p text:style-name="P10"/>
      <text:p text:style-name="P10"><text:tab/>Usuario: </text:p>
      <text:p text:style-name="P10"><text:tab/><text:tab/>Persona que puede ingresar a cierta zona privada de la aplicación, a través de un <text:tab/><text:tab/><text:tab/>proceso de autenticación utilizando nombre y contraseña.</text:p>
      <text:p text:style-name="P10"><text:tab/></text:p>
      <text:p text:style-name="P10"><text:tab/>Rol:</text:p>
      <text:p text:style-name="P10"><text:tab/><text:tab/> Es un conjunto de permisos que puede asignarse a un usuario.</text:p>
      <text:p text:style-name="P10"><text:s/></text:p>
      <text:p text:style-name="P10"><text:tab/>Base de Datos: </text:p>
      <text:p text:style-name="P10"><text:tab/><text:tab/>Es un conjunto de datos que pertenecen al mismo contexto almacenados <text:tab/><text:tab/><text:tab/><text:tab/>sistemáticamente para su posterior uso.</text:p>
      <text:p text:style-name="P10"/>
      <text:p text:style-name="P10"><text:tab/>Aplicación: </text:p>
      <text:p text:style-name="P10"><text:tab/><text:tab/>Es un programa informático diseñado para facilitar al usuario la realización de un <text:tab/><text:tab/>determinado tipo de trabajo.</text:p>
      <text:p text:style-name="P10"/>
      <text:p text:style-name="P10"><text:tab/>Java:</text:p>
      <text:p text:style-name="P10"><text:tab/><text:tab/> Es <text:s/>un <text:s/>lenguaje <text:s/>de <text:s/>programación <text:s/>orientado <text:s/>a <text:s/>objetos. <text:s/>Que permite <text:s/>el <text:s/><text:tab/><text:tab/><text:tab/>desarrollo de una aplicación para algún uso específico. </text:p>
      <text:p text:style-name="P8"/>
      <text:p text:style-name="P8"><text:tab/></text:p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03:01.001210643</meta:creation-date>
    <dc:date>2017-04-28T12:06:29.975336167</dc:date>
    <meta:editing-duration>PT2M48S</meta:editing-duration>
    <meta:editing-cycles>1</meta:editing-cycles>
    <meta:document-statistic meta:table-count="0" meta:image-count="0" meta:object-count="0" meta:page-count="2" meta:paragraph-count="41" meta:word-count="456" meta:character-count="3215" meta:non-whitespace-character-count="2641"/>
    <meta:generator>LibreOffice/5.0.2.2$Linux_X86_64 LibreOffice_project/00m0$Build-2</meta:generator>
  </office:meta>
</office:document-meta>
</file>